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db0" officeooo:paragraph-rsid="001f7db0"/>
    </style:style>
    <style:style style:name="P2" style:family="paragraph" style:parent-style-name="Standard">
      <style:text-properties officeooo:paragraph-rsid="001f7db0"/>
    </style:style>
    <style:style style:name="P3" style:family="paragraph" style:parent-style-name="Header">
      <style:text-properties officeooo:rsid="001fdce7" officeooo:paragraph-rsid="001fdce7"/>
    </style:style>
    <style:style style:name="T1" style:family="text">
      <style:text-properties officeooo:rsid="001f7db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f7db0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Nacho Vicent, cap d’estuidis de l’institut IES Joan Ramis i Ramis.</text:p>
      <text:p text:style-name="P1"/>
      <text:p text:style-name="P1"/>
      <text:p text:style-name="P1"/>
      <text:p text:style-name="P1"/>
      <text:p text:style-name="P1">CERTIFIC: Que, d'acord amb els antecedents que consten en els ar-</text:p>
      <text:p text:style-name="P1">xius d'aquest departament, el senyor Óscar Martínez Cabrera, amb DNI núm.</text:p>
      <text:p text:style-name="P2"><text:span text:style-name="T1">41606202F, esta matriculat en </text:span><text:bookmark text:name="docs-internal-guid-9c992a37-7fff-6a57-aa8d-68d6dbb36bc5"/><text:span text:style-name="T2">1r SMX </text:span><text:span text:style-name="T3">al centre IES Joan Ramis i Ramis</text:span><text:span text:style-name="T1"> com a estudiant del 2 de febrer al 30 de juny de 2023.</text:span></text:p>
      <text:p text:style-name="P2"/>
      <text:p text:style-name="P2"/>
      <text:p text:style-name="P2"/>
      <text:p text:style-name="P2">I, perquè consti, sign aquest certificat amb el vistiplau del batle.</text:p>
      <text:p text:style-name="P2"/>
      <text:p text:style-name="P2"/>
      <text:p text:style-name="P2"/>
      <text:p text:style-name="P1">Mao, 10 de novemb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dce7" officeooo:paragraph-rsid="001fdc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ERTIFICA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33:15.405599232</meta:creation-date>
    <dc:date>2023-11-23T21:43:01.981375701</dc:date>
    <meta:editing-duration>PT16M31S</meta:editing-duration>
    <meta:editing-cycles>3</meta:editing-cycles>
    <meta:generator>LibreOffice/7.6.2.1$Linux_X86_64 LibreOffice_project/56f7684011345957bbf33a7ee678afaf4d2ba333</meta:generator>
    <meta:document-statistic meta:table-count="0" meta:image-count="0" meta:object-count="0" meta:page-count="1" meta:paragraph-count="7" meta:word-count="75" meta:character-count="426" meta:non-whitespace-character-count="358"/>
  </office:meta>
</office:document-meta>
</file>